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77e1" officeooo:paragraph-rsid="000677e1"/>
    </style:style>
    <style:style style:name="P2" style:family="paragraph" style:parent-style-name="Standard">
      <style:text-properties officeooo:rsid="00084fab" officeooo:paragraph-rsid="00084fab"/>
    </style:style>
    <style:style style:name="P3" style:family="paragraph" style:parent-style-name="Standard">
      <style:text-properties officeooo:rsid="0009a903" officeooo:paragraph-rsid="0009a903"/>
    </style:style>
    <style:style style:name="P4" style:family="paragraph" style:parent-style-name="Standard">
      <style:text-properties officeooo:rsid="000b1d99" officeooo:paragraph-rsid="000b1d99"/>
    </style:style>
    <style:style style:name="P5" style:family="paragraph" style:parent-style-name="Standard">
      <style:text-properties officeooo:rsid="000cdd46" officeooo:paragraph-rsid="000ef659"/>
    </style:style>
    <style:style style:name="P6" style:family="paragraph" style:parent-style-name="Standard" style:list-style-name="L1">
      <style:text-properties officeooo:rsid="000cdd46" officeooo:paragraph-rsid="000ef659"/>
    </style:style>
    <style:style style:name="P7" style:family="paragraph" style:parent-style-name="Standard" style:list-style-name="L3">
      <style:text-properties officeooo:rsid="000cdd46" officeooo:paragraph-rsid="000ef659"/>
    </style:style>
    <style:style style:name="P8" style:family="paragraph" style:parent-style-name="Standard" style:list-style-name="L4">
      <style:text-properties officeooo:rsid="000cdd46" officeooo:paragraph-rsid="000ef659"/>
    </style:style>
    <style:style style:name="P9" style:family="paragraph" style:parent-style-name="Standard" style:list-style-name="L5">
      <style:text-properties officeooo:rsid="000cdd46" officeooo:paragraph-rsid="000ef659"/>
    </style:style>
    <style:style style:name="P10" style:family="paragraph" style:parent-style-name="Standard">
      <style:text-properties officeooo:rsid="000f6f3a" officeooo:paragraph-rsid="000f6f3a"/>
    </style:style>
    <style:style style:name="P11" style:family="paragraph" style:parent-style-name="Standard">
      <style:text-properties officeooo:rsid="001060a1" officeooo:paragraph-rsid="001060a1"/>
    </style:style>
    <style:style style:name="P12" style:family="paragraph" style:parent-style-name="Standard">
      <style:text-properties officeooo:rsid="00117513" officeooo:paragraph-rsid="0011751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13f2" style:font-weight-asian="bold" style:font-weight-complex="bold"/>
    </style:style>
    <style:style style:name="T3" style:family="text">
      <style:text-properties fo:font-weight="bold" officeooo:rsid="00117513" style:font-weight-asian="bold" style:font-weight-complex="bold"/>
    </style:style>
    <style:style style:name="T4" style:family="text">
      <style:text-properties officeooo:rsid="000d13f2"/>
    </style:style>
    <style:style style:name="T5" style:family="text">
      <style:text-properties officeooo:rsid="000ef65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 will look at both current and future ways of control.<text:line-break/><text:line-break/>VUCA – Volatile, uncertain, complexxiity, ambiguity.</text:p>
      <text:p text:style-name="P1"/>
      <text:p text:style-name="P2">Effective leaders understand their inner system.</text:p>
      <text:p text:style-name="P2"/>
      <text:p text:style-name="P2">Teach others, use and doing.<text:line-break/><text:line-break/>ACTION LEARNING!</text:p>
      <text:p text:style-name="P2"/>
      <text:p text:style-name="P3">Control föreläsningarna kommer att trattas ner.<text:line-break/><text:line-break/>Rapport DL 4 november<text:tab/><text:tab/></text:p>
      <text:p text:style-name="P3"/>
      <text:p text:style-name="P4">Optional theme: Sustainable.<text:line-break/><text:line-break/><text:span text:style-name="T1">CourseLitteratue</text:span>r: Strategy maps robert s kaplan david p northon</text:p>
      <text:p text:style-name="P4"/>
      <text:p text:style-name="P4">Företag: Gears of leo?</text:p>
      <text:p text:style-name="P4"/>
      <text:p text:style-name="P4">4 types of strategy. </text:p>
      <text:p text:style-name="P5"><text:span text:style-name="T1">Leverage/</text:span><text:span text:style-name="T3">Necessity</text:span>: Oil<text:span text:style-name="T5">(operational necessity)</text:span>, medicin<text:span text:style-name="T5">(physcial necessity)</text:span>, diamonds<text:span text:style-name="T5">(social necessity)</text:span>, pattents<text:span text:style-name="T5">(operational necessity.)</text:span>,</text:p>
      <text:p text:style-name="P5"><text:line-break/><text:span text:style-name="T2">Low cost</text:span><text:span text:style-name="T4">: </text:span></text:p>
      <text:list xml:id="list500338049259619052" text:style-name="L4">
        <text:list-item>
          <text:p text:style-name="P8"><text:span text:style-name="T4">Sattsar inte på låga priser, de jackar upp priserna medvetet via shortages. </text:span></text:p>
        </text:list-item>
        <text:list-item>
          <text:p text:style-name="P8"><text:span text:style-name="T4">High quality är inte garanterat, </text:span></text:p>
        </text:list-item>
        <text:list-item>
          <text:p text:style-name="P8"><text:span text:style-name="T4">inte fast and easy med tanke på att deras motto är fuck you pay me. </text:span></text:p>
        </text:list-item>
        <text:list-item>
          <text:p text:style-name="P8"><text:span text:style-name="T4">Relevant product stämmer.</text:span></text:p>
        </text:list-item>
      </text:list>
      <text:p text:style-name="P5"><text:span text:style-name="T4"><text:line-break/></text:span><text:span text:style-name="T2">Product leadership</text:span><text:span text:style-name="T4">. <text:s/></text:span></text:p>
      <text:list xml:id="list3682646761175532980" text:style-name="L5">
        <text:list-item>
          <text:p text:style-name="P9"><text:span text:style-name="T4">Diamanter, vatten, medicin ditribution, olja, pattent är inget nytt över huvud taget. </text:span></text:p>
        </text:list-item>
        <text:list-item>
          <text:p text:style-name="P9"><text:span text:style-name="T4">Har inte besst product features, bara en viss typ av product feature som vissa vill ha.</text:span></text:p>
        </text:list-item>
      </text:list>
      <text:p text:style-name="P5"><text:span text:style-name="T4"><text:line-break/></text:span><text:span text:style-name="T2">Customer Solutions</text:span><text:span text:style-name="T4">: </text:span></text:p>
      <text:list xml:id="list650849860181659756" text:style-name="L3">
        <text:list-item>
          <text:p text:style-name="P7"><text:span text:style-name="T4">Inget stämmer.</text:span></text:p>
        </text:list-item>
      </text:list>
      <text:p text:style-name="P5"><text:span text:style-name="T4"><text:line-break/><text:line-break/></text:span><text:span text:style-name="T2">System Lock in</text:span><text:span text:style-name="T4">: </text:span></text:p>
      <text:list xml:id="list8375425307245400887" text:style-name="L1">
        <text:list-item>
          <text:p text:style-name="P6"><text:span text:style-name="T4">Du är inte locked in till ett visstmärke. </text:span></text:p>
        </text:list-item>
        <text:list-item>
          <text:p text:style-name="P6"><text:span text:style-name="T4">No switching cost. </text:span></text:p>
        </text:list-item>
        <text:list-item>
          <text:p text:style-name="P6"><text:span text:style-name="T4">Inget freemium, ala knark. </text:span></text:p>
        </text:list-item>
        <text:list-item>
          <text:p text:style-name="P6"><text:span text:style-name="T4">Erbjuder inga new innovations. </text:span></text:p>
        </text:list-item>
      </text:list>
      <text:p text:style-name="P5"/>
      <text:p text:style-name="P10">3 ypes of engeemnet<text:line-break/>engaged</text:p>
      <text:p text:style-name="P10">not engaged</text:p>
      <text:p text:style-name="P10">actively disengaged.</text:p>
      <text:p text:style-name="P10"/>
      <text:p text:style-name="P10">How about we just make no room for ppl to not be engaged.</text:p>
      <text:p text:style-name="P11">Is it good? Doesnt it dilute the question, doesnt it missdirect the scope with poor connections?</text:p>
      <text:p text:style-name="P10"><text:soft-page-break/>5 whys. </text:p>
      <text:p text:style-name="P10"/>
      <text:p text:style-name="P10"/>
      <text:p text:style-name="P11">Motivation: Hertzbergs 2-factor.</text:p>
      <text:p text:style-name="P11"/>
      <text:p text:style-name="P11">Avoid pain, manifacture happiness. </text:p>
      <text:p text:style-name="P11">Is it the way forward?? Melancoli, likgiltighet, ingen genuinitet. “A brave new world”.</text:p>
      <text:p text:style-name="P11"/>
      <text:p text:style-name="P12">Til next time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5:16:39.897917635</meta:creation-date>
    <dc:date>2016-08-30T17:30:04.352171079</dc:date>
    <meta:editing-duration>PT20M21S</meta:editing-duration>
    <meta:editing-cycles>1</meta:editing-cycles>
    <meta:document-statistic meta:table-count="0" meta:image-count="0" meta:object-count="0" meta:page-count="2" meta:paragraph-count="33" meta:word-count="235" meta:character-count="1530" meta:non-whitespace-character-count="1310"/>
    <meta:generator>LibreOffice/5.1.4.2$Linux_X86_64 LibreOffice_project/10m0$Build-2</meta:generator>
  </office:meta>
</office:document-meta>
</file>